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Helper.addClasspathEntry( Path path , String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UnitHelper.getSuiteNam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UnitHelper.getResourceEntry( String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UnitHelper.getTest( ClassLoader loader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Helper.getTestNam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Helper.getTest( Class clazz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